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2C3862D9E2E.jpg" manifest:media-type="image/jpeg"/>
  <manifest:file-entry manifest:full-path="Pictures/100000000000025800000153FF319A09.jpg" manifest:media-type="image/jpe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rsid="00090599"/>
    </style:style>
    <style:style style:name="P8"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9" style:family="paragraph" style:parent-style-name="Contents_20_Heading">
      <style:text-properties officeooo:rsid="00090599" officeooo:paragraph-rsid="00090599"/>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officeooo:paragraph-rsid="000e4498"/>
    </style:style>
    <style:style style:name="P12" style:family="paragraph" style:parent-style-name="Text_20_body">
      <style:paragraph-properties fo:margin-top="0cm" fo:margin-bottom="0cm" style:contextual-spacing="false" fo:line-height="138%" style:writing-mode="lr-tb"/>
      <style:text-properties officeooo:paragraph-rsid="000fac3a"/>
    </style:style>
    <style:style style:name="P13" style:family="paragraph" style:parent-style-name="Text_20_body">
      <style:paragraph-properties fo:margin-top="0cm" fo:margin-bottom="0cm" style:contextual-spacing="false" fo:line-height="138%" style:writing-mode="lr-tb"/>
      <style:text-properties officeooo:paragraph-rsid="00115768"/>
    </style:style>
    <style:style style:name="P14" style:family="paragraph" style:parent-style-name="Heading_20_1">
      <style:text-properties officeooo:rsid="00090599" officeooo:paragraph-rsid="00090599"/>
    </style:style>
    <style:style style:name="P15" style:family="paragraph" style:parent-style-name="Heading_20_1">
      <style:text-properties officeooo:paragraph-rsid="000b7fc3"/>
    </style:style>
    <style:style style:name="P16" style:family="paragraph" style:parent-style-name="Heading_20_1">
      <style:text-properties officeooo:rsid="000b7fc3" officeooo:paragraph-rsid="000b7fc3"/>
    </style:style>
    <style:style style:name="P17"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officeooo:rsid="000896dc"/>
    </style:style>
    <style:style style:name="T14" style:family="text">
      <style:text-properties officeooo:rsid="000934d3"/>
    </style:style>
    <style:style style:name="T15" style:family="text">
      <style:text-properties officeooo:rsid="000b7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20"><text:a xlink:type="simple" xlink:href="#__RefHeading__107_244584821" text:style-name="Index_20_Link" text:visited-style-name="Index_20_Link">Johdanto<text:tab/>3</text:a></text:p>
          <text:p text:style-name="P20"><text:a xlink:type="simple" xlink:href="#__RefHeading__111_244584821" text:style-name="Index_20_Link" text:visited-style-name="Index_20_Link">Käyttäjäryhmät<text:tab/>3</text:a></text:p>
          <text:p text:style-name="P20"><text:a xlink:type="simple" xlink:href="#__RefHeading__113_244584821" text:style-name="Index_20_Link" text:visited-style-name="Index_20_Link">Käyttötapaukset<text:tab/>4</text:a></text:p>
          <text:p text:style-name="P19"><text:a xlink:type="simple" xlink:href="#__RefHeading__365_1223229344" text:style-name="Index_20_Link" text:visited-style-name="Index_20_Link">Käyttötapauskaavio<text:tab/>4</text:a></text:p>
          <text:p text:style-name="P20"><text:a xlink:type="simple" xlink:href="#__RefHeading__367_1223229344" text:style-name="Index_20_Link" text:visited-style-name="Index_20_Link">Järjestelmän tietosisältö<text:tab/>5</text:a></text:p>
          <text:p text:style-name="P19"><text:a xlink:type="simple" xlink:href="#__RefHeading__369_1223229344" text:style-name="Index_20_Link" text:visited-style-name="Index_20_Link">Käsitekaavio<text:tab/>5</text:a></text:p>
          <text:p text:style-name="P19"><text:a xlink:type="simple" xlink:href="#__RefHeading__371_1223229344" text:style-name="Index_20_Link" text:visited-style-name="Index_20_Link">Relaatiotietokantakaavio<text:tab/>6</text:a></text:p>
        </text:index-body>
      </text:table-of-content>
      <text:p text:style-name="P4"/>
      <text:p text:style-name="P4"/>
      <text:p text:style-name="P4"/>
      <text:p text:style-name="P4"/>
      <text:p text:style-name="P4"/>
      <text:p text:style-name="P4"/>
      <text:p text:style-name="P4"/>
      <text:p text:style-name="P4"/>
      <text:p text:style-name="P7"/>
      <text:h text:style-name="P14" text:outline-level="1"/>
      <text:h text:style-name="P14" text:outline-level="1"/>
      <text:h text:style-name="P14" text:outline-level="1"/>
      <text:h text:style-name="P1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soft-page-break/></text:h>
      <text:h text:style-name="P14"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4">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5">Web-sovelluspuoli kirjoitetaan PHP:llä. </text:span></text:p>
      <text:p text:style-name="P2"/>
      <text:p text:style-name="P2"/>
      <text:h text:style-name="P16" text:outline-level="1"><text:bookmark-start text:name="__RefHeading__111_244584821"/>Käyttäjäryhmät<text:bookmark-end text:name="__RefHeading__111_244584821"/></text:h>
      <text:p text:style-name="P2"/>
      <text:p text:style-name="P4"><text:span text:style-name="T15">Järjestelmässä on kolme käyttäjäryhmää: </text:span>admin, (leirin)johtaja, (leiri)<text:span text:style-name="T13">työntekijä</text:span></text:p>
      <text:p text:style-name="P4"/>
      <text:p text:style-name="P6"><text:span text:style-name="T3">A</text:span><text:span text:style-name="T2">dmin</text:span></text:p>
      <text:p text:style-name="P4">Admin voi muokata kaikkea tietokannassa. Päätehtävä adminilla on valita leirinjohtajat.</text:p>
      <text:p text:style-name="P4"/>
      <text:p text:style-name="P6"><text:span text:style-name="T3">T</text:span><text:span text:style-name="T2">yöntekijä</text:span></text:p>
      <text:p text:style-name="P6"><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4"/>
      <text:p text:style-name="P6"><text:span text:style-name="T3">L</text:span><text:span text:style-name="T2">eirinjohtaja</text:span></text:p>
      <text:p text:style-name="P4">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p text:style-name="Text_20_body"/>
      <text:p text:style-name="Text_20_body"/>
      <text:p text:style-name="Text_20_body"/>
      <text:p text:style-name="Text_20_body"/>
      <text:h text:style-name="P15" text:outline-level="1"><text:bookmark-start text:name="__RefHeading__113_244584821"/><text:soft-page-break/><text:span text:style-name="T15">Käyttötapaukset</text:span><text:bookmark-end text:name="__RefHeading__113_244584821"/></text:h>
      <text:p text:style-name="P6"><text:span text:style-name="T8">k</text:span><text:span text:style-name="T6">uka tahansa voi rekisteröityä </text:span><text:span text:style-name="T2">työntekijäksi</text:span></text:p>
      <text:p text:style-name="P8"><text:span text:style-name="T2">työntekijä </text:span><text:span text:style-name="T9">voi kirjautua sisään</text:span></text:p>
      <text:p text:style-name="P6"><text:span text:style-name="T2">työntekijä </text:span><text:span text:style-name="T6">voi tehdä työhakemuksen leiriohjaajaksi tai -johtajaksi</text:span></text:p>
      <text:p text:style-name="P6"><text:span text:style-name="T6"><text:tab/></text:span><text:span text:style-name="T10">Työhakemus sisältää mm. tiedon siitä, mille leireille hakija on halukas tulemaan töihin.</text:span></text:p>
      <text:p text:style-name="P11"><text:span text:style-name="T2">työntekijä</text:span><text:span text:style-name="T1"> </text:span><text:span text:style-name="T6">voi muokata hakemustaan</text:span></text:p>
      <text:p text:style-name="P11"><text:span text:style-name="T5">työntekijä</text:span><text:span text:style-name="T6"> voi selata leiripaikkojen tietoja</text:span></text:p>
      <text:p text:style-name="P12"><text:span text:style-name="T4">työntekijä</text:span><text:span text:style-name="T8"> voi selata leirien tietoja</text:span></text:p>
      <text:p text:style-name="P12"><text:span text:style-name="T2">admin</text:span><text:span text:style-name="T1"> </text:span><text:span text:style-name="T6">voi lisätä hakijan leirinjohtajaksi</text:span></text:p>
      <text:p text:style-name="P6"><text:span text:style-name="T6"><text:tab/></text:span><text:span text:style-name="T10">Tällöin kyseinen käyttäjä saa oikeuden selata muiden hakemuksia</text:span></text:p>
      <text:p text:style-name="P6"><text:span text:style-name="T2">admin</text:span><text:span text:style-name="T1"> </text:span><text:span text:style-name="T6">voi nimetä leirinjohtajan tietylle leirille johtajaksi</text:span></text:p>
      <text:p text:style-name="P6"><text:span text:style-name="T6"><text:tab/></text:span><text:span text:style-name="T10">Tällöin kyseinen käyttäjä voi lisätä leirinohjaajia kyseisen leirin työntekijöiksi.</text:span></text:p>
      <text:p text:style-name="P6"><text:span text:style-name="T2">leirinjohtaja</text:span><text:span text:style-name="T1"> </text:span><text:span text:style-name="T6">voi selata ohjaajien hakemuksia</text:span></text:p>
      <text:p text:style-name="P6"><text:span text:style-name="T6"><text:tab/></text:span><text:span text:style-name="T11">Johtaja myös näkee, onko ohjaaja valittu jo joillekin leireille.</text:span></text:p>
      <text:p text:style-name="P13"><text:span text:style-name="T2">leirinjohtaja</text:span><text:span text:style-name="T1"> </text:span><text:span text:style-name="T6">voi nimetä ohjaajia omalle leirilleen</text:span></text:p>
      <text:p text:style-name="P13"/>
      <text:h text:style-name="Heading_20_2" text:outline-level="2"><text:bookmark-start text:name="__RefHeading__365_1223229344"/><text:span text:style-name="T12">Käyttötapauskaavio</text:span><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7"/>
      <text:p text:style-name="P9"/>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367_1223229344"/><text:soft-page-break/>Järjestelmän tietosisältö<text:bookmark-end text:name="__RefHeading__367_1223229344"/></text:h>
      <text:h text:style-name="Heading_20_2" text:outline-level="2"><text:bookmark-start text:name="__RefHeading__369_1223229344"/>Käsitekaavio<text:bookmark-end text:name="__RefHeading__369_1223229344"/></text:h>
      <text:p text:style-name="Standard"/>
      <text:p text:style-name="Standard"/>
      <text:p text:style-name="Standard"><draw:frame draw:style-name="fr1" draw:name="Kuva2" text:anchor-type="paragraph" svg:x="0.919cm" svg:y="0.032cm" svg:width="12.755cm" svg:height="7.322cm" draw:z-index="1"><draw:image xlink:href="Pictures/100000000000025800000153FF319A0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text:bookmark-start text:name="__RefHeading__371_1223229344"/>Relaatiotietokantakaavio<text:bookmark-end text:name="__RefHeading__371_1223229344"/></text:h>
      <text:p text:style-name="Standard"/>
      <text:p text:style-name="Standard"><draw:frame draw:style-name="fr2" draw:name="Kuva3" text:anchor-type="paragraph" svg:width="16.427cm" svg:height="19.537cm" draw:z-index="2"><draw:image xlink:href="Pictures/10000000000001F4000002C3862D9E2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09-14T00:01:28.135435579</dc:date>
    <meta:editing-duration>PT6H54M15S</meta:editing-duration>
    <meta:editing-cycles>12</meta:editing-cycles>
    <meta:generator>LibreOffice/4.2.8.2$Linux_X86_64 LibreOffice_project/420m0$Build-2</meta:generator>
    <meta:document-statistic meta:table-count="0" meta:image-count="3" meta:object-count="0" meta:page-count="6" meta:paragraph-count="41" meta:word-count="271" meta:character-count="2543" meta:non-whitespace-character-count="2539"/>
  </office:meta>
</office:document-meta>
</file>